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10.164cm" fo:min-width="9.787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6.104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1.91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287cm" svg:height="10.414cm" svg:x="0.381cm" svg:y="0.381cm">
          <text:p text:style-name="P1">Register 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04cm" svg:height="1.016cm" svg:x="3.048cm" svg:y="2.159cm">
          <text:p text:style-name="P1">Register CSR_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04cm" svg:height="1.016cm" svg:x="3.048cm" svg:y="3.175cm">
          <text:p text:style-name="P1">Register CSR_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3cm" svg:height="1.016cm" svg:x="0.503cm" svg:y="2.121cm">
          <text:p text:style-name="P1">0x0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3cm" svg:height="1.016cm" svg:x="0.503cm" svg:y="3.137cm">
          <text:p text:style-name="P1">0x0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04cm" svg:height="1.016cm" svg:x="3.048cm" svg:y="4.191cm">
          <text:p text:style-name="P1">Register CSR_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3cm" svg:height="1.016cm" svg:x="0.503cm" svg:y="4.153cm">
          <text:p text:style-name="P1">0x1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04cm" svg:height="1.016cm" svg:x="3.048cm" svg:y="5.207cm">
          <text:p text:style-name="P1">Register CSR_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3cm" svg:height="1.016cm" svg:x="0.503cm" svg:y="5.169cm">
          <text:p text:style-name="P1">0x1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04cm" svg:height="1.016cm" svg:x="3.048cm" svg:y="6.223cm">
          <text:p text:style-name="P1">Register CSR_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3cm" svg:height="1.016cm" svg:x="0.503cm" svg:y="6.185cm">
          <text:p text:style-name="P1">0x2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04cm" svg:height="1.016cm" svg:x="3.048cm" svg:y="7.239cm">
          <text:p text:style-name="P1">Register CSR_5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3cm" svg:height="1.016cm" svg:x="0.503cm" svg:y="7.201cm">
          <text:p text:style-name="P1">0x2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04cm" svg:height="1.016cm" svg:x="3.048cm" svg:y="8.255cm">
          <text:p text:style-name="P1">Register CSR_6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3cm" svg:height="1.016cm" svg:x="0.503cm" svg:y="8.217cm">
          <text:p text:style-name="P1">0x3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04cm" svg:height="1.016cm" svg:x="3.048cm" svg:y="9.271cm">
          <text:p text:style-name="P1">Register CSR_7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3cm" svg:height="1.016cm" svg:x="0.503cm" svg:y="9.233cm">
          <text:p text:style-name="P1">0x38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1.074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6T05:06:47.797170633</meta:creation-date>
    <dc:date>2016-07-26T14:41:18.965283360</dc:date>
    <meta:editing-duration>PT13M6S</meta:editing-duration>
    <meta:editing-cycles>3</meta:editing-cycles>
    <meta:generator>LibreOffice/4.3.7.2$Linux_X86_64 LibreOffice_project/430$Build-2</meta:generator>
    <meta:document-statistic meta:object-count="17"/>
  </office:meta>
</office:document-meta>
</file>